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Nimbus Roman No9 L1" svg:font-family="'Nimbus Roman No9 L'" style:font-pitch="variable"/>
    <style:font-face style:name="Times New Roman2" svg:font-family="'Times New Roman'" style:font-pitch="variable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15.478cm" fo:margin-left="0.046cm" fo:margin-right="-0.026cm" table:align="margins"/>
    </style:style>
    <style:style style:name="Tabella2.A" style:family="table-column">
      <style:table-column-properties style:column-width="2.196cm" style:rel-column-width="9298*"/>
    </style:style>
    <style:style style:name="Tabella2.B" style:family="table-column">
      <style:table-column-properties style:column-width="1.799cm" style:rel-column-width="7617*"/>
    </style:style>
    <style:style style:name="Tabella2.C" style:family="table-column">
      <style:table-column-properties style:column-width="2.752cm" style:rel-column-width="11650*"/>
    </style:style>
    <style:style style:name="Tabella2.D" style:family="table-column">
      <style:table-column-properties style:column-width="3.043cm" style:rel-column-width="12882*"/>
    </style:style>
    <style:style style:name="Tabella2.E" style:family="table-column">
      <style:table-column-properties style:column-width="2.865cm" style:rel-column-width="12128*"/>
    </style:style>
    <style:style style:name="Tabella2.F" style:family="table-column">
      <style:table-column-properties style:column-width="2.824cm" style:rel-column-width="11960*"/>
    </style:style>
    <style:style style:name="Tabella2.1" style:family="table-row">
      <style:table-row-properties style:min-row-height="0.706cm" style:keep-together="false" fo:keep-together="always" style:use-optimal-row-height="false"/>
    </style:style>
    <style:style style:name="Tabella2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F1" style:family="table-cell">
      <style:table-cell-properties style:vertical-align="middle" fo:padding-left="0.125cm" fo:padding-right="0.125cm" fo:padding-top="0cm" fo:padding-bottom="0cm" fo:border="0.002cm solid #000000"/>
    </style:style>
    <style:style style:name="Tabella2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A4" style:family="table-cell">
      <style:table-cell-properties style:vertical-align="middle" fo:padding-left="0.125cm" fo:padding-right="0.125cm" fo:padding-top="0cm" fo:padding-bottom="0cm" fo:border-left="0.002cm solid #000000" fo:border-right="none" fo:border-top="none" fo:border-bottom="0.002cm solid #000000"/>
    </style:style>
    <style:style style:name="Tabella2.B4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none" fo:border-bottom="0.002cm solid #000000"/>
    </style:style>
    <style:style style:name="Tabella2.F4" style:family="table-cell">
      <style:table-cell-properties style:vertical-align="middle" fo:padding-left="0.125cm" fo:padding-right="0.125cm" fo:padding-top="0cm" fo:padding-bottom="0cm" fo:border-left="0.002cm solid #000000" fo:border-right="0.002cm solid #000000" fo:border-top="none" fo:border-bottom="0.002cm solid #000000"/>
    </style:style>
    <style:style style:name="Tabella3" style:family="table">
      <style:table-properties style:width="11.359cm" table:align="center"/>
    </style:style>
    <style:style style:name="Tabella3.A" style:family="table-column">
      <style:table-column-properties style:column-width="2.893cm"/>
    </style:style>
    <style:style style:name="Tabella3.B" style:family="table-column">
      <style:table-column-properties style:column-width="8.467cm"/>
    </style:style>
    <style:style style:name="Tabella3.1" style:family="table-row">
      <style:table-row-properties style:min-row-height="0.476cm" style:use-optimal-row-height="false"/>
    </style:style>
    <style:style style:name="Tabella3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ella3.B1" style:family="table-cell">
      <style:table-cell-properties style:vertical-align="bottom" fo:padding-left="0.123cm" fo:padding-right="0.123cm" fo:padding-top="0cm" fo:padding-bottom="0cm" fo:border="0.035cm solid #000000"/>
    </style:style>
    <style:style style:name="Tabella3.2" style:family="table-row">
      <style:table-row-properties style:min-row-height="0.45cm" style:use-optimal-row-height="false"/>
    </style:style>
    <style:style style:name="Tabella3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3.B2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18cm solid #000000"/>
    </style:style>
    <style:style style:name="Tabella4" style:family="table">
      <style:table-properties style:width="14.676cm" table:align="center"/>
    </style:style>
    <style:style style:name="Tabella4.A" style:family="table-column">
      <style:table-column-properties style:column-width="2.787cm"/>
    </style:style>
    <style:style style:name="Tabella4.B" style:family="table-column">
      <style:table-column-properties style:column-width="5.08cm"/>
    </style:style>
    <style:style style:name="Tabella4.C" style:family="table-column">
      <style:table-column-properties style:column-width="3.387cm"/>
    </style:style>
    <style:style style:name="Tabella4.D" style:family="table-column">
      <style:table-column-properties style:column-width="3.422cm"/>
    </style:style>
    <style:style style:name="Tabella4.1" style:family="table-row">
      <style:table-row-properties style:min-row-height="0.476cm" style:use-optimal-row-height="false"/>
    </style:style>
    <style:style style:name="Tabella4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ella4.D1" style:family="table-cell">
      <style:table-cell-properties style:vertical-align="bottom" fo:padding-left="0.123cm" fo:padding-right="0.123cm" fo:padding-top="0cm" fo:padding-bottom="0cm" fo:border="0.035cm solid #000000"/>
    </style:style>
    <style:style style:name="Tabella4.2" style:family="table-row">
      <style:table-row-properties style:min-row-height="0.45cm" style:use-optimal-row-height="false"/>
    </style:style>
    <style:style style:name="Tabella4.A2" style:family="table-cell">
      <style:table-cell-properties style:vertical-align="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4.D2" style:family="table-cell">
      <style:table-cell-properties style:vertical-align="" fo:padding-left="0.123cm" fo:padding-right="0.123cm" fo:padding-top="0cm" fo:padding-bottom="0cm" fo:border-left="0.035cm solid #000000" fo:border-right="0.035cm solid #000000" fo:border-top="none" fo:border-bottom="0.018cm solid #000000"/>
    </style:style>
    <style:style style:name="Tabella4.A13" style:family="table-cell">
      <style:table-cell-properties style:vertical-align="" fo:padding-left="0.123cm" fo:padding-right="0.123cm" fo:padding-top="0cm" fo:padding-bottom="0cm" fo:border-left="0.035cm solid #000000" fo:border-right="none" fo:border-top="none" fo:border-bottom="0.035cm solid #000000"/>
    </style:style>
    <style:style style:name="Tabella4.D13" style:family="table-cell">
      <style:table-cell-properties style:vertical-align="" fo:padding-left="0.123cm" fo:padding-right="0.123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12" style:family="paragraph" style:parent-style-name="Standard">
      <style:paragraph-properties>
        <style:tab-stops>
          <style:tab-stop style:position="1.06cm"/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P1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0pt" style:font-weight-asian="bold" style:font-name-complex="Arial" style:font-weight-complex="bold" fo:hyphenate="true" fo:hyphenation-remain-char-count="0" fo:hyphenation-push-char-count="0"/>
    </style:style>
    <style:style style:name="P14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15" style:family="paragraph" style:parent-style-name="Standard">
      <style:paragraph-properties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16" style:family="paragraph" style:parent-style-name="Standard">
      <style:paragraph-properties fo:hyphenation-ladder-count="no-limit" style:snap-to-layout-grid="false"/>
      <style:text-properties fo:hyphenate="true" fo:hyphenation-remain-char-count="0" fo:hyphenation-push-char-count="0"/>
    </style:style>
    <style:style style:name="P17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9" style:family="paragraph" style:parent-style-name="Normale">
      <style:paragraph-properties fo:break-before="page"/>
    </style:style>
    <style:style style:name="P20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9cm 0.009cm 0.009cm" fo:padding="0cm" fo:border="0.027cm double #000000" style:shadow="none"/>
      <style:text-properties fo:font-size="18pt" fo:font-weight="bold" style:font-size-asian="18pt" style:font-weight-asian="bold"/>
    </style:style>
    <style:style style:name="P21" style:family="paragraph" style:parent-style-name="testo1">
      <style:paragraph-properties fo:margin-left="0cm" fo:margin-right="0cm" fo:text-indent="0cm" style:auto-text-indent="false"/>
    </style:style>
    <style:style style:name="P22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23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4" style:family="paragraph" style:parent-style-name="testo1">
      <style:paragraph-properties fo:margin-left="0cm" fo:margin-right="0cm" fo:text-align="end" style:justify-single-word="false" fo:text-indent="0cm" style:auto-text-indent="false"/>
    </style:style>
    <style:style style:name="P25" style:family="paragraph" style:parent-style-name="Normale">
      <style:text-properties fo:font-size="9pt" style:font-size-asian="9pt" style:font-size-complex="9pt"/>
    </style:style>
    <style:style style:name="P26" style:family="paragraph" style:parent-style-name="Normale">
      <style:text-properties fo:font-size="8pt" style:font-size-asian="8pt" style:font-size-complex="8pt"/>
    </style:style>
    <style:style style:name="P27" style:family="paragraph" style:parent-style-name="Normale">
      <style:paragraph-properties fo:text-align="end" style:justify-single-word="false">
        <style:tab-stops>
          <style:tab-stop style:position="3.096cm"/>
        </style:tab-stops>
      </style:paragraph-properties>
    </style:style>
    <style:style style:name="P28" style:family="paragraph" style:parent-style-name="Normale">
      <style:paragraph-properties fo:text-align="center" style:justify-single-word="false"/>
      <style:text-properties fo:font-size="10pt" style:font-size-asian="10pt"/>
    </style:style>
    <style:style style:name="P29" style:family="paragraph" style:parent-style-name="testo1">
      <style:text-properties style:font-name="Arial" fo:font-size="10pt" fo:font-weight="bold" style:font-size-asian="10pt" style:font-weight-asian="bold" style:font-name-complex="Arial" style:font-weight-complex="bold"/>
    </style:style>
    <style:style style:name="P30" style:family="paragraph" style:parent-style-name="testo1">
      <style:paragraph-properties fo:text-align="end" style:justify-single-word="false"/>
    </style:style>
    <style:style style:name="P31" style:family="paragraph" style:parent-style-name="Contents_20_1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32" style:family="paragraph" style:parent-style-name="Standard" style:master-page-name="MP0">
      <style:paragraph-properties style:page-number="auto" fo:break-before="page"/>
    </style:style>
    <style:style style:name="P33" style:family="paragraph" style:parent-style-name="testo1" style:list-style-name="L1"/>
    <style:style style:name="P34" style:family="paragraph">
      <style:paragraph-properties style:writing-mode="lr-tb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weight="bold" style:font-weight-asian="bold" style:font-style-complex="italic" style:font-weight-complex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size-complex="12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fo:color="#000000" style:text-line-through-style="none" style:text-position="0% 100%" style:font-name="Times New Roman1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-content" fo:padding-left="0.254cm" fo:padding-right="0.254cm" fo:padding-top="0.127cm" fo:padding-bottom="0.127cm" fo:border="0.002cm solid #000000" style:writing-mode="lr-tb"/>
    </style:style>
    <style:style style:name="fr3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•">
        <style:list-level-properties/>
        <style:text-properties style:font-name="OpenSymbol"/>
      </text:list-level-style-bullet>
      <text:list-level-style-bullet text:level="2" text:style-name="WW_5f_CharLFO7LVL2" text:bullet-char="◦">
        <style:list-level-properties/>
        <style:text-properties style:font-name="OpenSymbol"/>
      </text:list-level-style-bullet>
      <text:list-level-style-bullet text:level="3" text:style-name="WW_5f_CharLFO7LVL3" text:bullet-char="▪">
        <style:list-level-properties/>
        <style:text-properties style:font-name="OpenSymbol"/>
      </text:list-level-style-bullet>
      <text:list-level-style-bullet text:level="4" text:style-name="WW_5f_CharLFO7LVL4" text:bullet-char="•">
        <style:list-level-properties/>
        <style:text-properties style:font-name="OpenSymbol"/>
      </text:list-level-style-bullet>
      <text:list-level-style-bullet text:level="5" text:style-name="WW_5f_CharLFO7LVL5" text:bullet-char="◦">
        <style:list-level-properties/>
        <style:text-properties style:font-name="OpenSymbol"/>
      </text:list-level-style-bullet>
      <text:list-level-style-bullet text:level="6" text:style-name="WW_5f_CharLFO7LVL6" text:bullet-char="▪">
        <style:list-level-properties/>
        <style:text-properties style:font-name="OpenSymbol"/>
      </text:list-level-style-bullet>
      <text:list-level-style-bullet text:level="7" text:style-name="WW_5f_CharLFO7LVL7" text:bullet-char="•">
        <style:list-level-properties/>
        <style:text-properties style:font-name="OpenSymbol"/>
      </text:list-level-style-bullet>
      <text:list-level-style-bullet text:level="8" text:style-name="WW_5f_CharLFO7LVL8" text:bullet-char="◦">
        <style:list-level-properties/>
        <style:text-properties style:font-name="OpenSymbol"/>
      </text:list-level-style-bullet>
      <text:list-level-style-bullet text:level="9" text:style-name="WW_5f_CharLFO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stroke-linejoin="miter" draw:fill="solid" draw:fill-color="#ffff00" draw:opacity="100%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20"/>
      <text:p text:style-name="P20">Acquisizione Requisiti</text:p>
      <text:p text:style-name="P20"/>
      <text:p text:style-name="P20">Impresa Elettrica</text:p>
      <text:p text:style-name="P20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INDICE</text:p>
      <text:p text:style-name="P5"/>
      <text:table-of-content text:style-name="Sect1" text:name="_TOC0">
        <text:table-of-content-source text:outline-level="9" text:use-index-marks="false">
          <text:index-title-template text:style-name="Contents_20_Heading">Indice generale</text:index-title-template>
          <text:table-of-content-entry-template text:outline-level="1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1">1. Revisioni<text:tab/>3</text:p>
          <text:p text:style-name="P31">2. Definizione del dominio e degli obiettivi applicativi del sistema <text:tab/>3</text:p>
          <text:p text:style-name="P31">3. Descrizione dei processi che si intende automatizzare<text:tab/>3</text:p>
          <text:p text:style-name="P31">4. Descrizione delle funzionalità attese<text:tab/>4</text:p>
          <text:p text:style-name="P31">5. Descrizione dei diversi attori coinvolti e dei loro profili<text:tab/>4</text:p>
          <text:p text:style-name="P31">6. Descrizione degli archivi di dati coinvolti<text:tab/>5</text:p>
          <text:p text:style-name="P31">7. Descrizione dei requisiti architetturali<text:tab/>5</text:p>
          <text:p text:style-name="P31">8. Descrizione delle interfacce Utente<text:tab/>6</text:p>
          <text:p text:style-name="P31">9. Descrizione di eventuali vincoli<text:tab/>6</text:p>
        </text:index-body>
      </text:table-of-content>
      <text:p text:style-name="P31"/>
      <text:p text:style-name="P12"/>
      <text:p text:style-name="P12"/>
      <text:p text:style-name="P19"/>
      <text:h text:style-name="Heading_20_1" text:outline-level="1">Revision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0">ATTIVITA’</text:p>
          </table:table-cell>
          <table:table-cell table:style-name="Tabella2.A1" office:value-type="string">
            <text:p text:style-name="P10">DATA</text:p>
          </table:table-cell>
          <table:table-cell table:style-name="Tabella2.A1" office:value-type="string">
            <text:p text:style-name="P10">DESCRIZIONE</text:p>
          </table:table-cell>
          <table:table-cell table:style-name="Tabella2.A1" office:value-type="string">
            <text:p text:style-name="P10">EFFETTUATA DA</text:p>
          </table:table-cell>
          <table:table-cell table:style-name="Tabella2.E1" office:value-type="string">
            <text:p text:style-name="P10">VERIFICATA</text:p>
            <text:p text:style-name="P9">DA</text:p>
          </table:table-cell>
          <table:table-cell table:style-name="Tabella2.F1" office:value-type="string">
            <text:p text:style-name="P10">APPROVATA DA</text:p>
          </table:table-cell>
        </table:table-row>
        <table:table-row table:style-name="Tabella2.1">
          <table:table-cell table:style-name="Tabella2.A1" office:value-type="string">
            <text:p text:style-name="P11">WP1</text:p>
          </table:table-cell>
          <table:table-cell table:style-name="Tabella2.B2" office:value-type="date" office:date-value="2009-11-03">
            <text:p text:style-name="P8">03/11/09</text:p>
          </table:table-cell>
          <table:table-cell table:style-name="Tabella2.A1" office:value-type="string">
            <text:p text:style-name="P8">Prima stesura Definizione dominio</text:p>
          </table:table-cell>
          <table:table-cell table:style-name="Tabella2.A1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A1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F1" office:value-type="string">
            <text:p text:style-name="P8">Loria Salvatore</text:p>
            <text:p text:style-name="P8">Martire Andrea</text:p>
            <text:p text:style-name="P8">Leone Giuseppe</text:p>
          </table:table-cell>
        </table:table-row>
        <table:table-row table:style-name="Tabella2.1">
          <table:table-cell table:style-name="Tabella2.A1" office:value-type="string">
            <text:p text:style-name="P11">WP1</text:p>
          </table:table-cell>
          <table:table-cell table:style-name="Tabella2.B2" office:value-type="date" office:date-value="2009-11-05">
            <text:p text:style-name="P8">05/11/09</text:p>
          </table:table-cell>
          <table:table-cell table:style-name="Tabella2.A1" office:value-type="string">
            <text:p text:style-name="P8">Catalogo Funzionalità </text:p>
          </table:table-cell>
          <table:table-cell table:style-name="Tabella2.A1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A1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F1" office:value-type="string">
            <text:p text:style-name="P8">Loria Salvatore</text:p>
            <text:p text:style-name="P8">Martire Andrea</text:p>
            <text:p text:style-name="P8">Leone Giuseppe</text:p>
          </table:table-cell>
        </table:table-row>
        <table:table-row table:style-name="Tabella2.1">
          <table:table-cell table:style-name="Tabella2.A4" office:value-type="string">
            <text:p text:style-name="P11">WP1</text:p>
          </table:table-cell>
          <table:table-cell table:style-name="Tabella2.B4" office:value-type="date" office:date-value="2009-11-09">
            <text:p text:style-name="P8">09/11/09</text:p>
          </table:table-cell>
          <table:table-cell table:style-name="Tabella2.A4" office:value-type="string">
            <text:p text:style-name="P8">Archivi, Architettura, Interfacce</text:p>
          </table:table-cell>
          <table:table-cell table:style-name="Tabella2.A4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A4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F4" office:value-type="string">
            <text:p text:style-name="P8">Loria Salvatore</text:p>
            <text:p text:style-name="P8">Martire Andrea</text:p>
            <text:p text:style-name="P8">Leone Giuseppe</text:p>
          </table:table-cell>
        </table:table-row>
      </table:table>
      <text:p text:style-name="testo1"/>
      <text:h text:style-name="Heading_20_1" text:outline-level="1">Definizione del dominio e degli obiettivi applicativi del sistema</text:h>
      <text:p text:style-name="P22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. Ciascuna di esse è formata da tecnici specializzati. </text:p>
      <text:p text:style-name="P23"><text:span text:style-name="Car._20_predefinito_20_paragrafo"><text:span text:style-name="T5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5">, </text:span></text:span><text:span text:style-name="Car._20_predefinito_20_paragrafo"><text:span text:style-name="T2">manager</text:span></text:span><text:span text:style-name="Car._20_predefinito_20_paragrafo"><text:span text:style-name="T5">, </text:span></text:span><text:span text:style-name="Car._20_predefinito_20_paragrafo"><text:span text:style-name="T2">coordinatori</text:span></text:span><text:span text:style-name="Car._20_predefinito_20_paragrafo"><text:span text:style-name="T5"> e </text:span></text:span><text:span text:style-name="Car._20_predefinito_20_paragrafo"><text:span text:style-name="T2">tecnici</text:span></text:span><text:span text:style-name="Car._20_predefinito_20_paragrafo"><text:span text:style-name="T5">.</text:span></text:span></text:p>
      <text:p text:style-name="P23">Il direttore generale si occupa della gestione amministrativa generale dell'impresa. <text:line-break/>I manager si occupano di pubbliche relazioni (gestione contratti e comunicazione con committenti e partner). </text:p>
      <text:p text:style-name="P23">I coordinatori si occupano della gestione delle attività della filiale di competenza. <text:line-break/>I tecnici si dividono in elettricisti e ingegneri, rappresentano la parte operativa dell'impresa, e sono organizzati in squadre.</text:p>
      <text:p text:style-name="testo1"/>
      <text:h text:style-name="Heading_20_1" text:outline-level="1">Descrizione dei processi che si intende automatizzare</text:h>
      <text:p text:style-name="P23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Si procede quindi alla stipula del contratto, che verrà memorizzato dal sistema informativo.</text:p>
      <text:p text:style-name="P23">Dopo ciò il sistema offrirà al cliente la possibilità di monitorare lo stato della sua richiesta.</text:p>
      <text:p text:style-name="P23">Il sistema inoltre permetterà al personale dell'azienda, che avrà diritti specifici, di gestire o semplicemente interrogare il sistema in base alle loro mansioni.</text:p>
      <text:p text:style-name="P23"><text:soft-page-break/>Ad esempio il manager avrà l'accesso come super-utente alla gestione dei contratti e delle richieste, mentre i coordinatori delle filiali potranno gestire direttamente gli interventi.</text:p>
      <text:p text:style-name="P23"/>
      <text:p text:style-name="P23"/>
      <text:p text:style-name="testo1"><draw:custom-shape text:anchor-type="paragraph" draw:z-index="11" draw:name="WordArt 24" draw:style-name="gr3" draw:text-style-name="P34" svg:width="3.994cm" svg:height="0.636cm" svg:x="-0.527cm" svg:y="0.552cm"><text:p text:style-name="P35"><text:span text:style-name="T7">Attività primarie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testo1"/>
      <text:p text:style-name="testo1"><draw:custom-shape text:anchor-type="paragraph" draw:z-index="2" draw:name="AutoShape 15" draw:style-name="gr1" draw:text-style-name="P34" svg:width="5.084cm" svg:height="3.493cm" svg:x="-0.741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6" draw:name="AutoShape 19" draw:style-name="gr1" draw:text-style-name="P34" svg:width="5.084cm" svg:height="3.493cm" svg:x="11.652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5" draw:name="AutoShape 18" draw:style-name="gr1" draw:text-style-name="P34" svg:width="5.084cm" svg:height="3.493cm" svg:x="7.519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4" draw:name="AutoShape 17" draw:style-name="gr1" draw:text-style-name="P34" svg:width="5.084cm" svg:height="3.493cm" svg:x="3.392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p>
      <text:p text:style-name="testo1"><draw:frame draw:style-name="fr1" draw:name="Text Box 22" text:anchor-type="paragraph" svg:x="13.234cm" svg:y="0.542cm" svg:width="2.54cm" style:rel-width="scale" svg:height="1.323cm" style:rel-height="scale" draw:z-index="9"><draw:text-box><text:p text:style-name="P25">Marketing e Post-Vendita</text:p></draw:text-box></draw:frame><draw:frame draw:style-name="fr1" draw:name="Text Box 21" text:anchor-type="paragraph" svg:x="8.789cm" svg:y="0.594cm" svg:width="3.143cm" style:rel-width="scale" svg:height="1.296cm" style:rel-height="scale" draw:z-index="8"><draw:text-box><text:p text:style-name="P25">Gestione Intervento</text:p><text:p text:style-name="P25"/></draw:text-box></draw:frame><draw:frame draw:style-name="fr1" draw:name="Text Box 20" text:anchor-type="paragraph" svg:x="4.953cm" svg:y="0.489cm" svg:width="2.487cm" style:rel-width="scale" svg:height="1.27cm" style:rel-height="scale" draw:z-index="7"><draw:text-box><text:p text:style-name="P25">Richiesta Intervento</text:p><text:p text:style-name="P25"/></draw:text-box></draw:frame><draw:frame draw:style-name="fr1" draw:name="Text Box 16" text:anchor-type="paragraph" svg:x="0.529cm" svg:y="0.25cm" svg:width="2.858cm" style:rel-width="scale" svg:height="1.692cm" style:rel-height="scale" draw:z-index="3"><draw:text-box><text:p text:style-name="P26"/><text:p text:style-name="P25">Registrazione al sistema </text:p></draw:text-box></draw:frame></text:p>
      <text:p text:style-name="testo1"/>
      <text:p text:style-name="testo1"/>
      <text:p text:style-name="testo1"/>
      <text:p text:style-name="P30"><draw:custom-shape text:anchor-type="paragraph" draw:z-index="10" draw:name="WordArt 23" draw:style-name="gr2" draw:text-style-name="P34" svg:width="3.306cm" svg:height="1.004cm" draw:transform="rotate (1.5707963267946) translate (0.121708333333333cm 3.89290277777778cm)"><text:p text:style-name="P35"><text:span text:style-name="T7">Attività di</text:span></text:p><text:p text:style-name="P35"><text:span text:style-name="T7">supporto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P24"><draw:frame draw:style-name="fr2" draw:name="Cornice1" text:anchor-type="as-char" svg:width="13.972cm" style:rel-width="scale" svg:height="0.635cm" style:rel-height="scale" draw:z-index="19"><draw:text-box><text:p text:style-name="P28">Gestione Squadre</text:p><text:p text:style-name="P28"/></draw:text-box></draw:frame></text:p>
      <text:p text:style-name="P27"><draw:frame draw:style-name="fr2" draw:name="Text Box 14" text:anchor-type="as-char" svg:width="13.972cm" style:rel-width="scale" svg:height="0.635cm" style:rel-height="scale" draw:z-index="0"><draw:text-box><text:p text:style-name="P28">Gestione Sicurezza</text:p><text:p text:style-name="P28"/></draw:text-box></draw:frame></text:p>
      <text:p text:style-name="P27"><draw:frame draw:style-name="fr2" draw:name="Cornice2" text:anchor-type="as-char" svg:width="13.972cm" style:rel-width="scale" svg:height="0.635cm" style:rel-height="scale" draw:z-index="16"><draw:text-box><text:p text:style-name="P28">Gestione Utenza</text:p><text:p text:style-name="P28"/></draw:text-box></draw:frame></text:p>
      <text:p text:style-name="P27"><draw:frame draw:style-name="fr2" draw:name="Text Box 8" text:anchor-type="as-char" svg:width="13.972cm" style:rel-width="scale" svg:height="0.635cm" style:rel-height="scale" draw:z-index="1"><draw:text-box><text:p text:style-name="P28">Gestione contratti</text:p><text:p text:style-name="P28"/></draw:text-box></draw:frame></text:p>
      <text:p text:style-name="P27"/>
      <text:p text:style-name="P27"/>
      <text:p text:style-name="testo1"/>
      <text:h text:style-name="Heading_20_1" text:outline-level="1">Descrizione delle funzionalità attese</text:h>
      <text:p text:style-name="P21"><text:s/><text:tab/>Vedi catalogo funzionalità.</text:p>
      <text:p text:style-name="testo1"/>
      <text:h text:style-name="Heading_20_1" text:outline-level="1">Descrizione dei diversi attori coinvolti e dei loro profili</text:h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Nome</text:p>
          </table:table-cell>
          <table:table-cell table:style-name="Tabella3.B1" office:value-type="string">
            <text:p text:style-name="P13">Descrizione ruoli</text:p>
          </table:table-cell>
        </table:table-row>
        <table:table-row table:style-name="Tabella3.2">
          <table:table-cell table:style-name="Tabella3.A2" office:value-type="string">
            <text:p text:style-name="P14">Cliente</text:p>
          </table:table-cell>
          <table:table-cell table:style-name="Tabella3.B2" office:value-type="string">
            <text:p text:style-name="P15">Utente del sistema che può visionare e richiedere attività offerte dall'azienda.</text:p>
          </table:table-cell>
        </table:table-row>
        <table:table-row table:style-name="Tabella3.2">
          <table:table-cell table:style-name="Tabella3.A2" office:value-type="string">
            <text:p text:style-name="P14">Direttore</text:p>
            <text:p text:style-name="P14">generale</text:p>
          </table:table-cell>
          <table:table-cell table:style-name="Tabella3.B2" office:value-type="string">
            <text:p text:style-name="P16"><text:span text:style-name="Car._20_predefinito_20_paragrafo"><text:span text:style-name="T6">Super-Utente del sistema con tutti i diritti di ammin</text:span></text:span><text:span text:style-name="Car._20_predefinito_20_paragrafo"><text:span text:style-name="T6">i</text:span></text:span><text:span text:style-name="Car._20_predefinito_20_paragrafo"><text:span text:style-name="T6">strazione e gestione.</text:span></text:span></text:p>
          </table:table-cell>
        </table:table-row>
        <table:table-row table:style-name="Tabella3.2">
          <table:table-cell table:style-name="Tabella3.A2" office:value-type="string">
            <text:p text:style-name="P14">Manager</text:p>
          </table:table-cell>
          <table:table-cell table:style-name="Tabella3.B2" office:value-type="string">
            <text:p text:style-name="P16"><text:span text:style-name="Car._20_predefinito_20_paragrafo"><text:span text:style-name="T6">Personale dipendente dell'azienda che si occupa della comunicazione con i clienti e la stipula di co</text:span></text:span><text:span text:style-name="Car._20_predefinito_20_paragrafo"><text:span text:style-name="T6">n</text:span></text:span><text:span text:style-name="Car._20_predefinito_20_paragrafo"><text:span text:style-name="T6">tratti.</text:span></text:span></text:p>
          </table:table-cell>
        </table:table-row>
        <table:table-row table:style-name="Tabella3.2">
          <table:table-cell table:style-name="Tabella3.A2" office:value-type="string">
            <text:p text:style-name="P14">Coordinatori</text:p>
          </table:table-cell>
          <table:table-cell table:style-name="Tabella3.B2" office:value-type="string">
            <text:p text:style-name="P15">Personale dipendente dell'azienda che si occupa della gestione degli interventi assegnati alla filiale di propria competenza e della gestione delle squadre di tecnici.</text:p>
          </table:table-cell>
        </table:table-row>
        <table:table-row table:style-name="Tabella3.2">
          <table:table-cell table:style-name="Tabella3.A2" office:value-type="string">
            <text:p text:style-name="P14">Tecnici</text:p>
          </table:table-cell>
          <table:table-cell table:style-name="Tabella3.B2" office:value-type="string">
            <text:p text:style-name="P16"><text:span text:style-name="Car._20_predefinito_20_paragrafo"><text:span text:style-name="T6">Personale dipendente dell'azienda; addetti all'effett</text:span></text:span><text:span text:style-name="Car._20_predefinito_20_paragrafo"><text:span text:style-name="T6">i</text:span></text:span><text:span text:style-name="Car._20_predefinito_20_paragrafo"><text:span text:style-name="T6">va esecuzion</text:span></text:span><text:span text:style-name="Car._20_predefinito_20_paragrafo"><text:span text:style-name="T6">e degli interventi. L'interazione col s</text:span></text:span><text:span text:style-name="Car._20_predefinito_20_paragrafo"><text:span text:style-name="T6">i</text:span></text:span><text:span text:style-name="Car._20_predefinito_20_paragrafo"><text:span text:style-name="T6">stema è limitata alla presa visione degli incarichi a</text:span></text:span><text:span text:style-name="Car._20_predefinito_20_paragrafo"><text:span text:style-name="T6">s</text:span></text:span><text:span text:style-name="Car._20_predefinito_20_paragrafo"><text:span text:style-name="T6">segnati e all'aggiornamento dello stato di avanz</text:span></text:span><text:span text:style-name="Car._20_predefinito_20_paragrafo"><text:span text:style-name="T6">a</text:span></text:span><text:span text:style-name="Car._20_predefinito_20_paragrafo"><text:span text:style-name="T6">mento degli interventi.</text:span></text:span></text:p>
          </table:table-cell>
        </table:table-row>
      </table:table>
      <text:p text:style-name="testo1"><text:soft-page-break/></text:p>
      <text:p text:style-name="testo1"/>
      <text:h text:style-name="Heading_20_1" text:outline-level="1">Descrizione degli archivi di dati coinvolti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13">Termine</text:p>
          </table:table-cell>
          <table:table-cell table:style-name="Tabella4.A1" office:value-type="string">
            <text:p text:style-name="P13">Descrizione</text:p>
          </table:table-cell>
          <table:table-cell table:style-name="Tabella4.A1" office:value-type="string">
            <text:p text:style-name="P13">Sinonimi</text:p>
          </table:table-cell>
          <table:table-cell table:style-name="Tabella4.D1" office:value-type="string">
            <text:p text:style-name="P13">Termini correlati</text:p>
          </table:table-cell>
        </table:table-row>
        <table:table-row table:style-name="Tabella4.2">
          <table:table-cell table:style-name="Tabella4.A2" office:value-type="string">
            <text:p text:style-name="P15">Cliente</text:p>
          </table:table-cell>
          <table:table-cell table:style-name="Tabella4.A2" office:value-type="string">
            <text:p text:style-name="P16"><text:span text:style-name="Car._20_predefinito_20_paragrafo"><text:span text:style-name="T6">Persona o azienda che richi</text:span></text:span><text:span text:style-name="Car._20_predefinito_20_paragrafo"><text:span text:style-name="T6">e</text:span></text:span><text:span text:style-name="Car._20_predefinito_20_paragrafo"><text:span text:style-name="T6">de interventi.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Intervento, contratto</text:p>
          </table:table-cell>
        </table:table-row>
        <table:table-row table:style-name="Tabella4.2">
          <table:table-cell table:style-name="Tabella4.A2" office:value-type="string">
            <text:p text:style-name="P15">Direttore</text:p>
          </table:table-cell>
          <table:table-cell table:style-name="Tabella4.A2" office:value-type="string">
            <text:p text:style-name="P15">Supervisore generale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/>
          </table:table-cell>
        </table:table-row>
        <table:table-row table:style-name="Tabella4.2">
          <table:table-cell table:style-name="Tabella4.A2" office:value-type="string">
            <text:p text:style-name="P15">Manager</text:p>
          </table:table-cell>
          <table:table-cell table:style-name="Tabella4.A2" office:value-type="string">
            <text:p text:style-name="P15">Incaricato alla gestione di clienti e contratti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, Contratto</text:p>
          </table:table-cell>
        </table:table-row>
        <table:table-row table:style-name="Tabella4.2">
          <table:table-cell table:style-name="Tabella4.A2" office:value-type="string">
            <text:p text:style-name="P15">Coordinatore</text:p>
          </table:table-cell>
          <table:table-cell table:style-name="Tabella4.A2" office:value-type="string">
            <text:p text:style-name="P15">Incaricato alla gestione della filiale di competenza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Filiale</text:p>
          </table:table-cell>
        </table:table-row>
        <table:table-row table:style-name="Tabella4.2">
          <table:table-cell table:style-name="Tabella4.A2" office:value-type="string">
            <text:p text:style-name="P15">Tecnico</text:p>
          </table:table-cell>
          <table:table-cell table:style-name="Tabella4.A2" office:value-type="string">
            <text:p text:style-name="P15">Esecutore di interventi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Squadra</text:p>
          </table:table-cell>
        </table:table-row>
        <table:table-row table:style-name="Tabella4.2">
          <table:table-cell table:style-name="Tabella4.A2" office:value-type="string">
            <text:p text:style-name="P15">Contratto</text:p>
          </table:table-cell>
          <table:table-cell table:style-name="Tabella4.A2" office:value-type="string">
            <text:p text:style-name="P16"><text:span text:style-name="Car._20_predefinito_20_paragrafo"><text:span text:style-name="T6">Accordo scritto con validità giuridica tra un cliente e l'azienda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</text:p>
          </table:table-cell>
        </table:table-row>
        <table:table-row table:style-name="Tabella4.2">
          <table:table-cell table:style-name="Tabella4.A2" office:value-type="string">
            <text:p text:style-name="P15">Intervento</text:p>
          </table:table-cell>
          <table:table-cell table:style-name="Tabella4.A2" office:value-type="string">
            <text:p text:style-name="P16"><text:span text:style-name="Car._20_predefinito_20_paragrafo"><text:span text:style-name="T6">Intervento eseguito da squadre di tecnici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, Impianto</text:p>
          </table:table-cell>
        </table:table-row>
        <table:table-row table:style-name="Tabella4.2">
          <table:table-cell table:style-name="Tabella4.A2" office:value-type="string">
            <text:p text:style-name="P15">Tipologia Intervento</text:p>
          </table:table-cell>
          <table:table-cell table:style-name="Tabella4.A2" office:value-type="string">
            <text:p text:style-name="P16"><text:span text:style-name="Car._20_predefinito_20_paragrafo"><text:span text:style-name="T6">Tipo di intervento eseguito da una squadra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Intervento</text:p>
          </table:table-cell>
        </table:table-row>
        <table:table-row table:style-name="Tabella4.2">
          <table:table-cell table:style-name="Tabella4.A2" office:value-type="string">
            <text:p text:style-name="P15">Filiale</text:p>
          </table:table-cell>
          <table:table-cell table:style-name="Tabella4.A2" office:value-type="string">
            <text:p text:style-name="P15">Sede distaccata della ditta con funzione operativa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oordinatore</text:p>
          </table:table-cell>
        </table:table-row>
        <table:table-row table:style-name="Tabella4.2">
          <table:table-cell table:style-name="Tabella4.A2" office:value-type="string">
            <text:p text:style-name="P15">Squadra</text:p>
          </table:table-cell>
          <table:table-cell table:style-name="Tabella4.A2" office:value-type="string">
            <text:p text:style-name="P15">Insieme di tecnici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Tecnico</text:p>
          </table:table-cell>
        </table:table-row>
        <table:table-row table:style-name="Tabella4.2">
          <table:table-cell table:style-name="Tabella4.A2" office:value-type="string">
            <text:p text:style-name="P15">Impianto</text:p>
          </table:table-cell>
          <table:table-cell table:style-name="Tabella4.A2" office:value-type="string">
            <text:p text:style-name="P16"><text:span text:style-name="Car._20_predefinito_20_paragrafo"><text:span text:style-name="T6">Sistema oggetto degli inte</text:span></text:span><text:span text:style-name="Car._20_predefinito_20_paragrafo"><text:span text:style-name="T6">r</text:span></text:span><text:span text:style-name="Car._20_predefinito_20_paragrafo"><text:span text:style-name="T6">venti dell'azienda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</text:p>
          </table:table-cell>
        </table:table-row>
        <table:table-row table:style-name="Tabella4.1">
          <table:table-cell table:style-name="Tabella4.A13" office:value-type="string">
            <text:p text:style-name="P15">Account</text:p>
          </table:table-cell>
          <table:table-cell table:style-name="Tabella4.A13" office:value-type="string">
            <text:p text:style-name="P15">Account utente per l'accesso al sistema</text:p>
          </table:table-cell>
          <table:table-cell table:style-name="Tabella4.A13" office:value-type="string">
            <text:p text:style-name="P15"/>
          </table:table-cell>
          <table:table-cell table:style-name="Tabella4.D13" office:value-type="string">
            <text:p text:style-name="P15">Utenti</text:p>
          </table:table-cell>
        </table:table-row>
        <table:table-row table:style-name="Tabella4.1">
          <table:table-cell table:style-name="Tabella4.A13" office:value-type="string">
            <text:p text:style-name="P15">Promozione</text:p>
          </table:table-cell>
          <table:table-cell table:style-name="Tabella4.A13" office:value-type="string">
            <text:p text:style-name="P15">Particolare offerta per clienti assidui dell'azienda.</text:p>
          </table:table-cell>
          <table:table-cell table:style-name="Tabella4.A13" office:value-type="string">
            <text:p text:style-name="P15"/>
          </table:table-cell>
          <table:table-cell table:style-name="Tabella4.D13" office:value-type="string">
            <text:p text:style-name="P15">Manager</text:p>
          </table:table-cell>
        </table:table-row>
      </table:table>
      <text:p text:style-name="P29"/>
      <text:p text:style-name="testo1"/>
      <text:h text:style-name="Heading_20_1" text:outline-level="1">Descrizione dei requisiti architetturali</text:h>
      <text:p text:style-name="P23">Il sistema sarà di tipo WebApplication, con architettura a tre livelli: <text:span text:style-name="Car._20_predefinito_20_paragrafo"><text:span text:style-name="T3">User Interface, Application Core e Database.</text:span></text:span></text:p>
      <text:p text:style-name="P23">Il livello User Interface è composto dalle diverse interfacce per i diversi tipi di utente.</text:p>
      <text:p text:style-name="P23">Il livello di Application Core comprende l'insieme delle funzioni e applicazioni del sistema.</text:p>
      <text:p text:style-name="P23">Il livello Database è l'insieme organizzato dei dati gestiti dal sistema.</text:p>
      <text:p text:style-name="testo1"/>
      <text:h text:style-name="Heading_20_1" text:outline-level="1">Descrizione delle interfacce Utente</text:h>
      <text:p text:style-name="P23">Il sistema avrà un'interfaccia principale in cui sarà possibile effettuare l'accesso. In base al tipo di utente che ha effettuato l'accesso, verrà caricata una delle seguenti interfacce:</text:p>
      <text:list xml:id="list1024903376" text:style-name="L1">
        <text:list-item>
          <text:p text:style-name="P33"><text:soft-page-break/>Interfaccia Cliente: il cliente potrà richiedere <text:s/>un intervento di manutenzione su un impianto, o l'installazione di un nuovo impianto o consulenza. Inoltre potrà controllare lo stato di avanzamento di eventuali richieste attive.</text:p>
        </text:list-item>
        <text:list-item>
          <text:p text:style-name="P33">Interfaccia Tecnico: il tecnico potrà visualizzare gli incarichi a lui assegnati.</text:p>
        </text:list-item>
        <text:list-item>
          <text:p text:style-name="P33">Interfaccia Coordinatore: il coordinatore di una filiale potrà gestire tutti gli interventi assegnati alla sua filiale e gestire le squadre e i tecnici.</text:p>
        </text:list-item>
        <text:list-item>
          <text:p text:style-name="P33">Interfaccia Manager: il manager potrà gestire la lista dei clienti, i contratti e le promozioni.</text:p>
        </text:list-item>
        <text:list-item>
          <text:p text:style-name="P33">Interfaccia <text:s/>Direttore: il direttore generale avrà accesso a tutte le funzionalità del sistema, comprese le funzioni di amministrazione a lui riservate: gestione utenti e contabilità.</text:p>
        </text:list-item>
      </text:list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Nimbus Roman No9 L1" svg:font-family="'Nimbus Roman No9 L'" style:font-pitch="variable"/>
    <style:font-face style:name="Times New Roman2" svg:font-family="'Times New Roman'" style:font-pitch="variable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it" fo:country="IT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style:font-name-asian="Times New Roman" style:font-name-complex="Times New Roman" style:font-size-complex="10pt"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sto1" style:default-outline-level="1" style:class="text">
      <style:paragraph-properties fo:margin-top="0.212cm" fo:margin-bottom="0.847cm" fo:hyphenation-ladder-count="no-limit" fo:keep-with-next="always"/>
      <style:text-properties fo:text-transform="uppercase" fo:font-weight="bold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sto2" style:default-outline-level="2" style:class="text">
      <style:paragraph-properties fo:margin-top="0.847cm" fo:margin-bottom="0.847cm" fo:hyphenation-ladder-count="no-limit" fo:keep-with-next="always"/>
      <style:text-properties fo:font-variant="small-caps" fo:font-weight="bold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sto3" style:default-outline-level="3" style:class="text">
      <style:paragraph-properties fo:margin-top="0.635cm" fo:margin-bottom="0.635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sto4" style:default-outline-level="4" style:class="text">
      <style:paragraph-properties fo:margin-top="0.423cm" fo:margin-bottom="0.423cm" fo:hyphenation-ladder-count="no-limit" fo:keep-with-next="always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style:font-name="Arial"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style:font-name="Arial"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style:font-name="Arial" fo:font-size="10pt" fo:font-style="italic" style:font-size-asian="10pt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ption_20__28_user_29_" style:display-name="Caption (user)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text-transform="uppercase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Bookmark" style:family="paragraph" style:parent-style-name="Standard">
      <style:paragraph-properties fo:margin-top="0cm" fo:margin-bottom="0.212cm" fo:hyphenation-ladder-count="no-limit"/>
      <style:text-properties fo:color="#000080" fo:hyphenate="false" fo:hyphenation-remain-char-count="0" fo:hyphenation-push-char-count="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hyphenation-ladder-count="no-limit" fo:text-indent="0cm" style:auto-text-indent="false">
        <style:tab-stops/>
      </style:paragraph-properties>
      <style:text-properties fo:text-transform="uppercase" fo:font-size="14pt" fo:font-weight="bold" style:font-size-asian="14pt" style:font-weight-asian="bold" fo:hyphenate="false" fo:hyphenation-remain-char-count="0" fo:hyphenation-push-char-count="0"/>
    </style:style>
    <style:style style:name="WW-Testo_20_commento" style:display-name="WW-Testo comment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hyphenation-ladder-count="no-limit" fo:padding="0cm" fo:border-left="none" fo:border-right="none" fo:border-top="none" fo:border-bottom="0.009cm solid #808080" style:shadow="none"/>
      <style:text-properties fo:text-transform="uppercase" style:font-name="Garamond" fo:font-size="10pt" fo:letter-spacing="0.026cm" style:font-size-asian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Garamond" fo:font-size="11pt" style:font-size-asian="11pt" fo:hyphenate="false" fo:hyphenation-remain-char-count="0" fo:hyphenation-push-char-count="0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2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2" style:family="paragraph" style:parent-style-name="Lista">
      <style:paragraph-properties fo:margin-left="2.501cm" fo:margin-right="0cm" fo:margin-top="0.106cm" fo:margin-bottom="0cm" fo:hyphenation-ladder-count="no-limit" fo:text-indent="0cm" style:auto-text-indent="false">
        <style:tab-stops>
          <style:tab-stop style:position="2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ListaRea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R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Doc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v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Col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Intro" style:family="paragraph" style:parent-style-name="ListaPiani">
      <style:paragraph-properties fo:margin-left="2cm" fo:margin-right="0cm" fo:hyphenation-ladder-count="no-limit" fo:text-indent="0cm" style:auto-text-indent="false">
        <style:tab-stops>
          <style:tab-stop style:position="0.635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Intro2" style:family="paragraph" style:parent-style-name="ListaIntro">
      <style:paragraph-properties fo:margin-left="0cm" fo:margin-right="0cm" fo:hyphenation-ladder-count="no-limit" fo:text-indent="0cm" style:auto-text-indent="false">
        <style:tab-stops>
          <style:tab-stop style:position="2.635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ListaPSD" style:family="paragraph" style:parent-style-name="Standard">
      <style:paragraph-properties fo:margin-top="0.212cm" fo:margin-bottom="0cm" fo:text-align="justify" style:justify-single-word="false" fo:hyphenation-ladder-count="no-limit"/>
      <style:text-properties fo:font-size="11pt" style:font-size-asian="11pt" fo:hyphenate="false" fo:hyphenation-remain-char-count="0" fo:hyphenation-push-char-count="0"/>
    </style:style>
    <style:style style:name="r1" style:family="paragraph" style:parent-style-name="Standard">
      <style:paragraph-properties fo:margin-left="0.751cm" fo:margin-right="0cm" fo:hyphenation-ladder-count="no-limit" fo:text-indent="-0.501cm" style:auto-text-indent="false">
        <style:tab-stops>
          <style:tab-stop style:position="0.751cm"/>
        </style:tab-stops>
      </style:paragraph-properties>
      <style:text-properties fo:hyphenate="false" fo:hyphenation-remain-char-count="0" fo:hyphenation-push-char-count="0"/>
    </style:style>
    <style:style style:name="r2" style:family="paragraph" style:parent-style-name="r1">
      <style:paragraph-properties fo:margin-left="1.251cm" fo:margin-right="0cm" fo:hyphenation-ladder-count="no-limit" fo:text-indent="0cm" style:auto-text-indent="false">
        <style:tab-stops>
          <style:tab-stop style:position="0.751cm"/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r3" style:family="paragraph" style:parent-style-name="r1">
      <style:paragraph-properties fo:margin-left="2.501cm" fo:margin-right="0cm" fo:hyphenation-ladder-count="no-limit" fo:text-indent="0cm" style:auto-text-indent="false">
        <style:tab-stops>
          <style:tab-stop style:position="0.7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hyphenation-ladder-count="no-limit" fo:text-indent="0.635cm" style:auto-text-indent="false"/>
      <style:text-properties style:font-name="Tahoma" fo:hyphenate="false" fo:hyphenation-remain-char-count="0" fo:hyphenation-push-char-count="0"/>
    </style:style>
    <style:style style:name="u0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r1u" style:family="paragraph" style:parent-style-name="r1">
      <style:paragraph-properties fo:hyphenation-ladder-count="no-limit"/>
      <style:text-properties fo:hyphenate="false" fo:hyphenation-remain-char-count="0" fo:hyphenation-push-char-count="0"/>
    </style:style>
    <style:style style:name="r2u" style:family="paragraph" style:parent-style-name="r2">
      <style:paragraph-properties fo:margin-left="1.752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r3u" style:family="paragraph" style:parent-style-name="r3">
      <style:paragraph-properties fo:margin-left="3.136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r2">
      <style:paragraph-properties fo:margin-left="2.501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p3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hyphen" style:family="paragraph" style:parent-style-name="Standard">
      <style:paragraph-properties fo:margin-left="1.002cm" fo:margin-right="0cm" fo:margin-top="0.106cm" fo:margin-bottom="0.106cm" fo:hyphenation-ladder-count="no-limit" fo:text-indent="-0.501cm" style:auto-text-indent="false">
        <style:tab-stops>
          <style:tab-stop style:position="0.635cm"/>
        </style:tab-stops>
      </style:paragraph-properties>
      <style:text-properties fo:hyphenate="false" fo:hyphenation-remain-char-count="0" fo:hyphenation-push-char-count="0"/>
    </style:style>
    <style:style style:name="n2" style:family="paragraph" style:parent-style-name="Standard">
      <style:paragraph-properties fo:margin-left="1.752cm" fo:margin-right="0cm" fo:hyphenation-ladder-count="no-limit" fo:text-indent="-0.499cm" style:auto-text-indent="false">
        <style:tab-stops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n2u" style:family="paragraph" style:parent-style-name="n2">
      <style:paragraph-properties fo:hyphenation-ladder-count="no-limit"/>
      <style:text-properties fo:hyphenate="false" fo:hyphenation-remain-char-count="0" fo:hyphenation-push-char-count="0"/>
    </style:style>
    <style:style style:name="n3" style:family="paragraph" style:parent-style-name="Standard">
      <style:paragraph-properties fo:margin-left="2.752cm" fo:margin-right="0cm" fo:hyphenation-ladder-count="no-limit" fo:text-indent="-0.499cm" style:auto-text-indent="false">
        <style:tab-stops>
          <style:tab-stop style:position="2.752cm"/>
        </style:tab-stops>
      </style:paragraph-properties>
      <style:text-properties fo:hyphenate="false" fo:hyphenation-remain-char-count="0" fo:hyphenation-push-char-count="0"/>
    </style:style>
    <style:style style:name="n3u" style:family="paragraph" style:parent-style-name="n3">
      <style:paragraph-properties fo:hyphenation-ladder-count="no-limit"/>
      <style:text-properties fo:hyphenate="false" fo:hyphenation-remain-char-count="0" fo:hyphenation-push-char-count="0"/>
    </style:style>
    <style:style style:name="r4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r4u" style:family="paragraph" style:parent-style-name="r4">
      <style:paragraph-properties fo:margin-left="4.002cm" fo:margin-right="0cm" fo:hyphenation-ladder-count="no-limit" fo:text-indent="0cm" style:auto-text-indent="false">
        <style:tab-stops>
          <style:tab-stop style:position="0.75cm"/>
          <style:tab-stop style:position="2.499cm"/>
          <style:tab-stop style:position="3.999cm"/>
        </style:tab-stops>
      </style:paragraph-properties>
      <style:text-properties fo:hyphenate="false" fo:hyphenation-remain-char-count="0" fo:hyphenation-push-char-count="0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WW-Didascalia" style:family="paragraph" style:parent-style-name="Standard" style:next-style-name="Standard">
      <style:paragraph-properties fo:margin-top="0.212cm" fo:margin-bottom="0.212cm" fo:hyphenation-ladder-count="no-limit"/>
      <style:text-properties fo:font-weight="bold" style:font-weight-asian="bold" fo:hyphenate="false" fo:hyphenation-remain-char-count="0" fo:hyphenation-push-char-count="0"/>
    </style:style>
    <style:style style:name="WW-Testo_20_fumetto" style:display-name="WW-Testo fumett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hyphenation-ladder-count="no-limit" fo:text-indent="0.63cm" style:auto-text-indent="false"/>
      <style:text-properties style:font-name="Times New Roman" fo:hyphenate="false" fo:hyphenation-remain-char-count="0" fo:hyphenation-push-char-count="0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WW-Corpo_20_del_20_testo_20_3" style:display-name="WW-Corpo del testo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line-height="150%" fo:hyphenation-ladder-count="no-limit"/>
      <style:text-properties fo:language="en" fo:country="GB" fo:font-weight="bold" style:font-weight-asian="bold" style:font-size-complex="12pt" style:font-weight-complex="bold" fo:hyphenate="false" fo:hyphenation-remain-char-count="0" fo:hyphenation-push-char-count="0"/>
    </style:style>
    <style:style style:name="Subtitle" style:family="paragraph" style:parent-style-name="WW-Heading111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WW-Testo_20_normale" style:display-name="WW-Testo normale" style:family="paragraph" style:parent-style-name="Standard">
      <style:paragraph-properties fo:hyphenation-ladder-count="no-limit"/>
      <style:text-properties style:font-name="Courier New" fo:font-size="10pt" style:font-size-asian="10pt" style:font-name-complex="Courier New" fo:hyphenate="false" fo:hyphenation-remain-char-count="0" fo:hyphenation-push-char-count="0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WW-Normale_20__28_Web_29_" style:display-name="WW-Normale (Web)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description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WW-Mappa_20_documento" style:display-name="WW-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Table_20_Contents_20__28_user_29_" style:display-name="Table Contents (user)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" style:display-name="WW-Table Contents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" style:display-name="WW-Table Contents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1" style:display-name="WW-Table Contents1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itle1_7e_LT_7e_Notizen" style:display-name="Title1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 fo:hyphenate="false" fo:hyphenation-remain-char-count="0" fo:hyphenation-push-char-count="0"/>
    </style:style>
    <style:style style:name="Object_20_with_20_arrow" style:display-name="Object with ar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shadow" style:display-name="Object with shad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out_20_fill" style:display-name="Object without fill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0" fo:hyphenation-push-char-count="0"/>
    </style:style>
    <style:style style:name="WW-Text" style:family="paragraph" style:parent-style-name="WW-Caption">
      <style:paragraph-properties fo:hyphenation-ladder-count="no-limit"/>
      <style:text-properties fo:hyphenate="false" fo:hyphenation-remain-char-count="0" fo:hyphenation-push-char-count="0"/>
    </style:style>
    <style:style style:name="WW-Text1" style:family="paragraph" style:parent-style-name="WW-Caption1">
      <style:paragraph-properties fo:hyphenation-ladder-count="no-limit"/>
      <style:text-properties fo:hyphenate="false" fo:hyphenation-remain-char-count="0" fo:hyphenation-push-char-count="0"/>
    </style:style>
    <style:style style:name="WW-Text1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body_20_justfied" style:display-name="Text body justfied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WW-First_20_line_20_indent" style:display-name="WW-First line indent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Title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1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Heading2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Dimension_20_Line" style:display-name="Dimension Line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fo:hyphenation-remain-char-count="0" fo:hyphenation-push-char-count="0"/>
    </style:style>
    <style:style style:name="Default_7e_LT_7e_Titel" style:display-name="Default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Default_7e_LT_7e_Untertitel" style:display-name="Default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Default_7e_LT_7e_Notizen" style:display-name="Default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ucidasans" style:font-name-asian="Lucidasans" style:font-name-complex="Lucidasans" style:font-size-complex="12pt" fo:hyphenate="false" fo:hyphenation-remain-char-count="0" fo:hyphenation-push-char-count="0"/>
    </style:style>
    <style:style style:name="Default_7e_LT_7e_Hintergrundobjekte" style:display-name="Default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_20_objects" style:display-name="Background objects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Notes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font-name="Lucidasans" style:font-name-asian="Lucidasans" style:font-name-complex="Lucidasans" style:font-size-complex="12pt" fo:hyphenate="false" fo:hyphenation-remain-char-count="0" fo:hyphenation-push-char-count="0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Outline_20_5" style:display-name="Outline 5" style:family="paragraph" style:parent-style-name="Outline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fo:hyphenation-remain-char-count="0" fo:hyphenation-push-char-count="0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fo:hyphenation-remain-char-count="0" fo:hyphenation-push-char-count="0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fo:hyphenation-remain-char-count="0" fo:hyphenation-push-char-count="0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Title1_7e_LT_7e_Gliederung_20_6" style:display-name="Title1~LT~Gliederung 6" style:family="paragraph" style:parent-style-name="Title1_7e_LT_7e_Gliederung_20_5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7" style:display-name="Title1~LT~Gliederung 7" style:family="paragraph" style:parent-style-name="Title1_7e_LT_7e_Gliederung_20_6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8" style:display-name="Title1~LT~Gliederung 8" style:family="paragraph" style:parent-style-name="Title1_7e_LT_7e_Gliederung_20_7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9" style:display-name="Title1~LT~Gliederung 9" style:family="paragraph" style:parent-style-name="Title1_7e_LT_7e_Gliederung_20_8">
      <style:paragraph-properties fo:hyphenation-ladder-count="no-limit"/>
      <style:text-properties fo:hyphenate="false" fo:hyphenation-remain-char-count="0" fo:hyphenation-push-char-count="0"/>
    </style:style>
    <style:style style:name="Title1_7e_LT_7e_Titel" style:display-name="Title1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Title1_7e_LT_7e_Untertitel" style:display-name="Title1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Title1_7e_LT_7e_Hintergrundobjekte" style:display-name="Title1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 fo:hyphenation-ladder-count="no-limit"/>
      <style:text-properties fo:font-size="10pt" fo:font-style="italic" fo:font-weight="bold" style:font-size-asian="10pt" style:font-style-asian="italic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0" fo:hyphenation-push-char-count="0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/>
      <style:text-properties fo:hyphenate="false" fo:hyphenation-remain-char-count="0" fo:hyphenation-push-char-count="0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5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-WW8Num7z01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-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-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2" style:family="text">
      <style:text-properties style:font-name="Wingdings"/>
    </style:style>
    <style:style style:name="WW8Num31z4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-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nfasi_20__28_corsivo_29_" style:display-name="Enfasi (corsivo)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9pt" style:font-size-asian="9pt" style:font-name-complex="StarSymbol" style:font-size-complex="9pt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 fo:font-size="9pt" style:font-size-asian="9pt" style:font-name-complex="StarSymbol" style:font-size-complex="9pt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 fo:font-size="9pt" style:font-size-asian="9pt" style:font-name-complex="StarSymbol" style:font-size-complex="9pt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StarSymbol"/>
    </style:style>
    <style:style style:name="WW_5f_CharLFO4LVL2" style:display-name="WW_CharLFO4LVL2" style:family="text">
      <style:text-properties style:font-name="StarSymbol"/>
    </style:style>
    <style:style style:name="WW_5f_CharLFO4LVL3" style:display-name="WW_CharLFO4LVL3" style:family="text">
      <style:text-properties style:font-name="StarSymbol"/>
    </style:style>
    <style:style style:name="WW_5f_CharLFO4LVL4" style:display-name="WW_CharLFO4LVL4" style:family="text">
      <style:text-properties style:font-name="StarSymbol"/>
    </style:style>
    <style:style style:name="WW_5f_CharLFO4LVL5" style:display-name="WW_CharLFO4LVL5" style:family="text">
      <style:text-properties style:font-name="StarSymbol"/>
    </style:style>
    <style:style style:name="WW_5f_CharLFO4LVL6" style:display-name="WW_CharLFO4LVL6" style:family="text">
      <style:text-properties style:font-name="StarSymbol"/>
    </style:style>
    <style:style style:name="WW_5f_CharLFO4LVL7" style:display-name="WW_CharLFO4LVL7" style:family="text">
      <style:text-properties style:font-name="StarSymbol"/>
    </style:style>
    <style:style style:name="WW_5f_CharLFO4LVL8" style:display-name="WW_CharLFO4LVL8" style:family="text">
      <style:text-properties style:font-name="StarSymbol"/>
    </style:style>
    <style:style style:name="WW_5f_CharLFO4LVL9" style:display-name="WW_CharLFO4LVL9" style:family="text">
      <style:text-properties style:font-name="StarSymbol"/>
    </style:style>
    <style:style style:name="WW_5f_CharLFO5LVL1" style:display-name="WW_CharLFO5LVL1" style:family="text">
      <style:text-properties style:font-name="StarSymbol" fo:font-size="9pt" style:font-size-asian="9pt" style:font-name-complex="StarSymbol" style:font-size-complex="9pt"/>
    </style:style>
    <style:style style:name="WW_5f_CharLFO5LVL2" style:display-name="WW_CharLFO5LVL2" style:family="text">
      <style:text-properties style:font-name="StarSymbol" fo:font-size="9pt" style:font-size-asian="9pt" style:font-name-complex="StarSymbol" style:font-size-complex="9pt"/>
    </style:style>
    <style:style style:name="WW_5f_CharLFO5LVL3" style:display-name="WW_CharLFO5LVL3" style:family="text">
      <style:text-properties style:font-name="StarSymbol" fo:font-size="9pt" style:font-size-asian="9pt" style:font-name-complex="StarSymbol" style:font-size-complex="9pt"/>
    </style:style>
    <style:style style:name="WW_5f_CharLFO5LVL4" style:display-name="WW_CharLFO5LVL4" style:family="text">
      <style:text-properties style:font-name="StarSymbol" fo:font-size="9pt" style:font-size-asian="9pt" style:font-name-complex="StarSymbol" style:font-size-complex="9pt"/>
    </style:style>
    <style:style style:name="WW_5f_CharLFO5LVL5" style:display-name="WW_CharLFO5LVL5" style:family="text">
      <style:text-properties style:font-name="StarSymbol" fo:font-size="9pt" style:font-size-asian="9pt" style:font-name-complex="StarSymbol" style:font-size-complex="9pt"/>
    </style:style>
    <style:style style:name="WW_5f_CharLFO5LVL6" style:display-name="WW_CharLFO5LVL6" style:family="text">
      <style:text-properties style:font-name="StarSymbol" fo:font-size="9pt" style:font-size-asian="9pt" style:font-name-complex="StarSymbol" style:font-size-complex="9pt"/>
    </style:style>
    <style:style style:name="WW_5f_CharLFO5LVL7" style:display-name="WW_CharLFO5LVL7" style:family="text">
      <style:text-properties style:font-name="StarSymbol" fo:font-size="9pt" style:font-size-asian="9pt" style:font-name-complex="StarSymbol" style:font-size-complex="9pt"/>
    </style:style>
    <style:style style:name="WW_5f_CharLFO5LVL8" style:display-name="WW_CharLFO5LVL8" style:family="text">
      <style:text-properties style:font-name="StarSymbol" fo:font-size="9pt" style:font-size-asian="9pt" style:font-name-complex="StarSymbol" style:font-size-complex="9pt"/>
    </style:style>
    <style:style style:name="WW_5f_CharLFO5LVL9" style:display-name="WW_CharLFO5LVL9" style:family="text">
      <style:text-properties style:font-name="StarSymbol" fo:font-size="9pt" style:font-size-asian="9pt" style:font-name-complex="StarSymbol" style:font-size-complex="9pt"/>
    </style:style>
    <style:style style:name="Intestazione_20_Carattere" style:display-name="Intestazione Carattere" style:family="text" style:parent-style-name="Car._20_predefinito_20_paragrafo"/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name-complex="Tahoma" style:font-size-complex="8pt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2LVL1" text:bullet-char="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§">
        <style:list-level-properties/>
        <style:text-properties style:font-name="Wingdings"/>
      </text:list-level-style-bullet>
      <text:list-level-style-bullet text:level="4" text:style-name="WW_5f_CharLFO2LVL4" text:bullet-char="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§">
        <style:list-level-properties/>
        <style:text-properties style:font-name="Wingdings"/>
      </text:list-level-style-bullet>
      <text:list-level-style-bullet text:level="7" text:style-name="WW_5f_CharLFO2LVL7" text:bullet-char="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–">
        <style:list-level-properties/>
        <style:text-properties style:font-name="StarSymbol"/>
      </text:list-level-style-bullet>
      <text:list-level-style-bullet text:level="2" text:style-name="WW_5f_CharLFO4LVL2" text:bullet-char="–">
        <style:list-level-properties/>
        <style:text-properties style:font-name="StarSymbol"/>
      </text:list-level-style-bullet>
      <text:list-level-style-bullet text:level="3" text:style-name="WW_5f_CharLFO4LVL3" text:bullet-char="–">
        <style:list-level-properties/>
        <style:text-properties style:font-name="StarSymbol"/>
      </text:list-level-style-bullet>
      <text:list-level-style-bullet text:level="4" text:style-name="WW_5f_CharLFO4LVL4" text:bullet-char="–">
        <style:list-level-properties/>
        <style:text-properties style:font-name="StarSymbol"/>
      </text:list-level-style-bullet>
      <text:list-level-style-bullet text:level="5" text:style-name="WW_5f_CharLFO4LVL5" text:bullet-char="–">
        <style:list-level-properties/>
        <style:text-properties style:font-name="StarSymbol"/>
      </text:list-level-style-bullet>
      <text:list-level-style-bullet text:level="6" text:style-name="WW_5f_CharLFO4LVL6" text:bullet-char="–">
        <style:list-level-properties/>
        <style:text-properties style:font-name="StarSymbol"/>
      </text:list-level-style-bullet>
      <text:list-level-style-bullet text:level="7" text:style-name="WW_5f_CharLFO4LVL7" text:bullet-char="–">
        <style:list-level-properties/>
        <style:text-properties style:font-name="StarSymbol"/>
      </text:list-level-style-bullet>
      <text:list-level-style-bullet text:level="8" text:style-name="WW_5f_CharLFO4LVL8" text:bullet-char="–">
        <style:list-level-properties/>
        <style:text-properties style:font-name="StarSymbol"/>
      </text:list-level-style-bullet>
      <text:list-level-style-bullet text:level="9" text:style-name="WW_5f_CharLFO4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–">
        <style:list-level-properties/>
        <style:text-properties style:font-name="StarSymbol"/>
      </text:list-level-style-bullet>
      <text:list-level-style-bullet text:level="2" text:style-name="WW_5f_CharLFO5LVL2" text:bullet-char="–">
        <style:list-level-properties/>
        <style:text-properties style:font-name="StarSymbol"/>
      </text:list-level-style-bullet>
      <text:list-level-style-bullet text:level="3" text:style-name="WW_5f_CharLFO5LVL3" text:bullet-char="–">
        <style:list-level-properties/>
        <style:text-properties style:font-name="StarSymbol"/>
      </text:list-level-style-bullet>
      <text:list-level-style-bullet text:level="4" text:style-name="WW_5f_CharLFO5LVL4" text:bullet-char="–">
        <style:list-level-properties/>
        <style:text-properties style:font-name="StarSymbol"/>
      </text:list-level-style-bullet>
      <text:list-level-style-bullet text:level="5" text:style-name="WW_5f_CharLFO5LVL5" text:bullet-char="–">
        <style:list-level-properties/>
        <style:text-properties style:font-name="StarSymbol"/>
      </text:list-level-style-bullet>
      <text:list-level-style-bullet text:level="6" text:style-name="WW_5f_CharLFO5LVL6" text:bullet-char="–">
        <style:list-level-properties/>
        <style:text-properties style:font-name="StarSymbol"/>
      </text:list-level-style-bullet>
      <text:list-level-style-bullet text:level="7" text:style-name="WW_5f_CharLFO5LVL7" text:bullet-char="–">
        <style:list-level-properties/>
        <style:text-properties style:font-name="StarSymbol"/>
      </text:list-level-style-bullet>
      <text:list-level-style-bullet text:level="8" text:style-name="WW_5f_CharLFO5LVL8" text:bullet-char="–">
        <style:list-level-properties/>
        <style:text-properties style:font-name="StarSymbol"/>
      </text:list-level-style-bullet>
      <text:list-level-style-bullet text:level="9" text:style-name="WW_5f_CharLFO5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22cm" table:align="center"/>
    </style:style>
    <style:style style:name="Tabella1.A" style:family="table-column">
      <style:table-column-properties style:column-width="3.706cm"/>
    </style:style>
    <style:style style:name="Tabella1.B" style:family="table-column">
      <style:table-column-properties style:column-width="11.337cm"/>
    </style:style>
    <style:style style:name="Tabella1.C" style:family="table-column">
      <style:table-column-properties style:column-width="3.78cm"/>
    </style:style>
    <style:style style:name="Tabella1.1" style:family="table-row">
      <style:table-row-properties style:row-height="1.422cm" style:keep-together="false" fo:keep-together="always" style:use-optimal-row-height="false"/>
    </style:style>
    <style:style style:name="Tabella1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la1.C1" style:family="table-cell">
      <style:table-cell-properties style:vertical-align="middle" fo:background-color="#ffffff" fo:padding-left="0.189cm" fo:padding-right="0.189cm" fo:padding-top="0cm" fo:padding-bottom="0cm" fo:border="0.018cm solid #000000">
        <style:background-image/>
      </style:table-cell-properties>
    </style:style>
    <style:style style:name="Tabella1.2" style:family="table-row">
      <style:table-row-properties style:row-height="0.75cm" style:keep-together="false" fo:keep-together="always" style:use-optimal-row-height="false"/>
    </style:style>
    <style:style style:name="Tabella1.C2" style:family="table-cell">
      <style:table-cell-properties style:vertical-align="middle"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T1" style:family="text">
      <style:text-properties fo:font-weight="bold" style:font-weight-asian="bold" style:font-style-complex="italic" style:font-weight-complex="bold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.27cm" fo:margin-left="3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00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rows-spanned="2" office:value-type="string">
              <text:p text:style-name="MP1"><text:span text:style-name="Car._20_predefinito_20_paragrafo"><text:span text:style-name="MT1"><draw:frame draw:style-name="Mfr1" draw:name="immagini2" text:anchor-type="as-char" svg:y="0cm" svg:width="2.669cm" style:rel-width="scale" svg:height="1.796cm" style:rel-height="scale" draw:z-index="18"><draw:image xlink:href="Pictures/100000000000029C000001BC1F45E534.jpg" xlink:type="simple" xlink:show="embed" xlink:actuate="onLoad"/></draw:frame></text:span></text:span></text:p>
            </table:table-cell>
            <table:table-cell table:style-name="Tabella1.A1" table:number-rows-spanned="2" office:value-type="string">
              <text:p text:style-name="MP2">ACQUISIZIONE REQUISITI</text:p>
              <text:p text:style-name="MP3">AR</text:p>
            </table:table-cell>
            <table:table-cell table:style-name="Tabella1.C1" office:value-type="string">
              <text:p text:style-name="MP4">AR</text:p>
              <text:p text:style-name="MP5">Revisione N°: 0</text:p>
              <text:p text:style-name="MP6">Data 30/05/2005</text:p>
            </table:table-cell>
          </table:table-row>
          <table:table-row table:style-name="Tabella1.2">
            <table:covered-table-cell/>
            <table:covered-table-cell/>
            <table:table-cell table:style-name="Tabella1.C2" office:value-type="string">
              <text:p text:style-name="MP1"><text:span text:style-name="Car._20_predefinito_20_paragrafo"><text:span text:style-name="MT2">Pagina </text:span></text:span><text:span text:style-name="Car._20_predefinito_20_paragrafo"><text:span text:style-name="MT2"><text:page-number style:num-format="1" text:select-page="current">6</text:page-number></text:span></text:span><text:span text:style-name="Car._20_predefinito_20_paragrafo"><text:span text:style-name="MT2"> di </text:span></text:span><text:span text:style-name="Car._20_predefinito_20_paragrafo"><text:span text:style-name="MT2"><text:page-count style:num-format="1">6</text:page-count></text:span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itolo</dc:title>
    <dc:subject>Oggetto</dc:subject>
    <meta:initial-creator>EXEURA s.r.l.</meta:initial-creator>
    <meta:creation-date>2005-10-21T10:13:00Z</meta:creation-date>
    <dc:date>2009-12-30T16:59:06</dc:date>
    <meta:print-date>2007-10-10T14:19:00Z</meta:print-date>
    <meta:editing-cycles>103</meta:editing-cycles>
    <meta:editing-duration>PT43H55M37S</meta:editing-duration>
    <meta:document-statistic meta:table-count="4" meta:image-count="1" meta:object-count="0" meta:page-count="6" meta:paragraph-count="156" meta:word-count="887" meta:character-count="6302"/>
    <dc:creator>andrea </dc:creator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